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8D0000027B0153888EBA18E433.png" manifest:media-type="image/png"/>
  <manifest:file-entry manifest:full-path="Pictures/100002010000019A0000029C22E31892DE4C7043.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DejaVu Sans" svg:font-family="'DejaVu Sans'"/>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Segoe UI" svg:font-family="'Segoe UI'" style:font-family-generic="swiss" style:font-pitch="variable"/>
    <style:font-face style:name="DejaVu Sans1"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1" svg:font-family="'Segoe UI'" style:font-family-generic="modern" style:font-pitch="fixed"/>
  </office:font-face-decls>
  <office:automatic-styles>
    <style:style style:name="dp1" style:family="drawing-page"/>
    <style:style style:name="gr1" style:family="graphic" style:parent-style-name="standard" style:list-style-name="L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standard" style:list-style-name="L1">
      <style:graphic-properties draw:stroke="none" svg:stroke-width="0cm" draw:fill="solid" draw:fill-color="#d9d9d9" draw:textarea-vertical-align="top" draw:auto-grow-height="true" draw:fit-to-size="false" style:shrink-to-fit="false" fo:min-height="0cm" fo:min-width="0cm" fo:padding-top="0.125cm" fo:padding-bottom="0.125cm" fo:padding-left="0.25cm" fo:padding-right="0.25cm" fo:wrap-option="wrap"/>
    </style:style>
    <style:style style:name="gr5" style:family="graphic" style:parent-style-name="standard">
      <style:graphic-properties draw:stroke="solid" svg:stroke-width="0.106cm" svg:stroke-color="#ff0000" draw:fill="none" draw:textarea-vertical-align="middle" draw:auto-grow-height="false" draw:fit-to-size="false" style:shrink-to-fit="false" fo:min-height="6.743cm" fo:min-width="2.7cm" fo:padding-top="0.125cm" fo:padding-bottom="0.125cm" fo:padding-left="0.25cm" fo:padding-right="0.25cm" fo:wrap-option="wrap"/>
    </style:style>
    <style:style style:name="gr6" style:family="graphic" style:parent-style-name="standard">
      <style:graphic-properties draw:stroke="solid" svg:stroke-width="0.106cm" svg:stroke-color="#ff0000" draw:fill="none" draw:textarea-vertical-align="middle" draw:auto-grow-height="false" draw:fit-to-size="false" style:shrink-to-fit="false" fo:min-height="3.991cm" fo:min-width="6.612cm" fo:padding-top="0.125cm" fo:padding-bottom="0.125cm" fo:padding-left="0.25cm" fo:padding-right="0.25cm" fo:wrap-option="wrap"/>
    </style:style>
    <style:style style:name="gr7" style:family="graphic" style:parent-style-name="standard">
      <style:graphic-properties draw:stroke="solid" svg:stroke-width="0.106cm" svg:stroke-color="#0070c0" draw:fill="none" draw:textarea-vertical-align="middle" draw:auto-grow-height="false" draw:fit-to-size="false" style:shrink-to-fit="false" fo:min-height="3.619cm" fo:min-width="6.062cm" fo:padding-top="0.125cm" fo:padding-bottom="0.125cm" fo:padding-left="0.25cm" fo:padding-right="0.25cm" fo:wrap-option="wrap"/>
    </style:style>
    <style:style style:name="gr8" style:family="graphic" style:parent-style-name="standard">
      <style:graphic-properties draw:stroke="solid" svg:stroke-width="0.106cm" svg:stroke-color="#0070c0" draw:fill="none" draw:textarea-vertical-align="middle" draw:auto-grow-height="false" draw:fit-to-size="false" style:shrink-to-fit="false" fo:min-height="5.28cm" fo:min-width="5.4cm" fo:padding-top="0.125cm" fo:padding-bottom="0.125cm" fo:padding-left="0.25cm" fo:padding-right="0.25cm" fo:wrap-option="wrap"/>
    </style:style>
    <style:style style:name="gr9" style:family="graphic" style:parent-style-name="standard" style:list-style-name="L1">
      <style:graphic-properties draw:stroke="none" svg:stroke-width="0cm" draw:fill="solid" draw:fill-color="#d9d9d9" draw:textarea-vertical-align="top" draw:auto-grow-height="true" draw:fit-to-size="false" style:shrink-to-fit="false" fo:min-height="0cm" fo:min-width="0cm" fo:padding-top="0.125cm" fo:padding-bottom="0.125cm" fo:padding-left="0.25cm" fo:padding-right="0.25cm" fo:wrap-option="wrap"/>
    </style:style>
    <style:style style:name="P1"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2"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3" style:family="paragraph">
      <style:paragraph-properties fo:text-align="center"/>
    </style:style>
    <style:style style:name="P4" style:family="paragraph">
      <loext:graphic-properties draw:fill="none"/>
      <style:paragraph-properties fo:text-align="start"/>
      <style:text-properties fo:font-size="18pt"/>
    </style:style>
    <style:style style:name="P5" style:family="paragraph">
      <style:paragraph-properties fo:margin-left="0cm" fo:margin-right="0cm" fo:margin-top="0cm" fo:margin-bottom="0cm" fo:line-height="100%" fo:text-align="center" fo:text-indent="0cm" style:punctuation-wrap="hanging" style:writing-mode="lr-tb"/>
      <style:text-properties fo:font-size="14pt" fo:hyphenate="false"/>
    </style:style>
    <style:style style:name="P6" style:family="paragraph">
      <loext:graphic-properties draw:fill="solid" draw:fill-color="#d9d9d9"/>
      <style:paragraph-properties fo:margin-left="0cm" fo:margin-right="0cm" fo:margin-top="0cm" fo:margin-bottom="0cm" fo:line-height="100%" fo:text-align="center" fo:text-indent="0cm" style:punctuation-wrap="hanging" style:writing-mode="lr-tb" style:font-independent-line-spacing="true"/>
      <style:text-properties fo:font-size="14pt" fo:hyphenate="false"/>
    </style:style>
    <style:style style:name="P7" style:family="paragraph">
      <loext:graphic-properties draw:fill="none"/>
      <style:paragraph-properties fo:text-align="start" style:font-independent-line-spacing="true"/>
      <style:text-properties fo:font-size="18pt"/>
    </style:style>
    <style:style style:name="T1" style:family="text">
      <style:text-properties fo:font-variant="normal" fo:text-transform="none" fo:color="#000000" style:text-line-through-style="none" style:text-line-through-type="none" style:text-position="0% 100%" style:font-name="Times New Roman" fo:font-size="28pt" fo:letter-spacing="normal" fo:font-style="italic" style:text-underline-style="none" fo:font-weight="normal" style:font-name-asian="DejaVu Sans" style:font-size-asian="28pt" style:font-style-asian="italic" style:font-weight-asian="normal" style:font-name-complex="Times New Roman" style:font-size-complex="28pt" style:font-style-complex="italic" style:font-weight-complex="normal"/>
    </style:style>
    <style:style style:name="T2" style:family="text">
      <style:text-properties fo:font-variant="normal" fo:text-transform="none" fo:color="#000000" style:text-line-through-style="none" style:text-line-through-type="none" style:text-position="-33% 58%" style:font-name="Times New Roman" fo:font-size="28pt" fo:letter-spacing="normal" fo:font-style="italic" style:text-underline-style="none" fo:font-weight="normal" style:font-name-asian="DejaVu Sans" style:font-size-asian="28pt" style:font-style-asian="italic" style:font-weight-asian="normal" style:font-name-complex="Times New Roman" style:font-size-complex="28pt" style:font-style-complex="italic" style:font-weight-complex="normal"/>
    </style:style>
    <style:style style:name="T3" style:family="text">
      <style:text-properties fo:font-variant="normal" fo:text-transform="none" fo:color="#000000" style:text-line-through-style="none" style:text-line-through-type="none" style:text-position="0% 100%" style:font-name="Times New Roman" fo:font-size="28pt" fo:letter-spacing="normal" fo:font-style="normal" style:text-underline-style="none" fo:font-weight="normal" style:font-name-asian="DejaVu Sans" style:font-size-asian="28pt" style:font-style-asian="normal" style:font-weight-asian="normal" style:font-name-complex="Times New Roman" style:font-size-complex="28pt" style:font-style-complex="normal" style:font-weight-complex="normal"/>
    </style:style>
    <style:style style:name="T4" style:family="text">
      <style:text-properties fo:font-variant="normal" fo:text-transform="none" fo:color="#000000" style:text-line-through-style="none" style:text-line-through-type="none" style:text-position="0% 100%" style:font-name="Segoe UI" fo:letter-spacing="normal" fo:font-style="normal" style:text-underline-style="none" fo:font-weight="normal" style:font-name-asian="Segoe UI1" style:font-size-asian="16pt" style:font-style-asian="normal" style:font-weight-asian="normal" style:font-name-complex="Segoe UI" style:font-size-complex="16pt" style:font-style-complex="normal" style:font-weight-complex="normal"/>
    </style:style>
    <text:list-style style:name="L1">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name="3 CuadroTexto" draw:style-name="gr1" draw:text-style-name="P2" draw:layer="layout" svg:width="8.7cm" svg:height="1.679cm" svg:x="18.5cm" svg:y="1.2cm">
          <text:p text:style-name="P1"><text:span text:style-name="T1">J</text:span><text:span text:style-name="T2">T</text:span><text:span text:style-name="T3"> = </text:span><text:span text:style-name="T1">J</text:span><text:span text:style-name="T2">T,ref </text:span><text:span text:style-name="T1">+ m· ln(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3" draw:layer="layout" svg:width="10.847cm" svg:height="17.673cm" svg:x="17.4cm" svg:y="2.727cm">
          <draw:image xlink:href="Pictures/100002010000019A0000029C22E31892DE4C7043.png" xlink:type="simple" xlink:show="embed" xlink:actuate="onLoad">
            <text:p/>
          </draw:image>
        </draw:frame>
        <draw:frame draw:name="Picture 2" draw:style-name="gr3" draw:text-style-name="P4" draw:layer="layout" svg:width="10.503cm" svg:height="16.8cm" svg:x="2.173cm" svg:y="2.648cm">
          <draw:image xlink:href="Pictures/100000000000018D0000027B0153888EBA18E433.png" xlink:type="simple" xlink:show="embed" xlink:actuate="onLoad">
            <text:p/>
          </draw:image>
        </draw:frame>
        <draw:custom-shape draw:name="13 CuadroTexto" draw:style-name="gr4" draw:text-style-name="P6" draw:layer="layout" svg:width="5.345cm" svg:height="0.843cm" svg:x="1.355cm" svg:y="19.157cm">
          <text:p text:style-name="P5"><text:span text:style-name="T4">Poyatos et al. 200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6 Forma libre" draw:style-name="gr5" draw:text-style-name="P7" draw:layer="layout" svg:width="3.199cm" svg:height="6.992cm" svg:x="4.769cm" svg:y="3.282cm">
          <text:p/>
          <draw:enhanced-geometry draw:mirror-horizontal="false" draw:mirror-vertical="false" drawooo:sub-view-size="1151907 2517569" draw:text-areas="0 0 ?f12 ?f13" svg:viewBox="0 0 0 0" draw:type="ooxml-non-primitive" draw:enhanced-path="M 0 2517569 C 30678 2322616 61356 2127663 130629 1911928 199902 1696193 318655 1432956 415637 1223159 512619 1013362 617518 817418 712520 653143 807522 488868 912421 346364 985652 237507 1058883 128650 1105395 64325 1151907 0 N">
            <draw:equation draw:name="f0" draw:formula="0*logwidth/1151907"/>
            <draw:equation draw:name="f1" draw:formula="2517569*logheight/2517569"/>
            <draw:equation draw:name="f2" draw:formula="130629*logwidth/1151907"/>
            <draw:equation draw:name="f3" draw:formula="1911928*logheight/2517569"/>
            <draw:equation draw:name="f4" draw:formula="415637*logwidth/1151907"/>
            <draw:equation draw:name="f5" draw:formula="1223159*logheight/2517569"/>
            <draw:equation draw:name="f6" draw:formula="712520*logwidth/1151907"/>
            <draw:equation draw:name="f7" draw:formula="653143*logheight/2517569"/>
            <draw:equation draw:name="f8" draw:formula="985652*logwidth/1151907"/>
            <draw:equation draw:name="f9" draw:formula="237507*logheight/2517569"/>
            <draw:equation draw:name="f10" draw:formula="1151907*logwidth/1151907"/>
            <draw:equation draw:name="f11" draw:formula="0*logheight/2517569"/>
            <draw:equation draw:name="f12" draw:formula="logwidth"/>
            <draw:equation draw:name="f13" draw:formula="logheight"/>
          </draw:enhanced-geometry>
        </draw:custom-shape>
        <draw:custom-shape draw:name="14 Forma libre" draw:style-name="gr6" draw:text-style-name="P7" draw:layer="layout" svg:width="7.111cm" svg:height="4.24cm" svg:x="4.804cm" svg:y="11.995cm">
          <text:p/>
          <draw:enhanced-geometry draw:mirror-horizontal="false" draw:mirror-vertical="false" drawooo:sub-view-size="2560320 1526650" draw:text-areas="0 0 ?f16 ?f17" svg:viewBox="0 0 0 0" draw:type="ooxml-non-primitive" draw:enhanced-path="M 0 0 C 56984 231913 113969 463826 174929 604299 235889 744772 275645 764650 365760 842838 455875 921026 595023 1013791 715618 1073426 836213 1133061 1089329 1200647 1089329 1200647 1212574 1243054 1302689 1288111 1455089 1327868 1607489 1367625 1819524 1406056 2003729 1439186 2187934 1472316 2374127 1499483 2560320 1526650 N">
            <draw:equation draw:name="f0" draw:formula="0*logwidth/2560320"/>
            <draw:equation draw:name="f1" draw:formula="0*logheight/1526650"/>
            <draw:equation draw:name="f2" draw:formula="174929*logwidth/2560320"/>
            <draw:equation draw:name="f3" draw:formula="604299*logheight/1526650"/>
            <draw:equation draw:name="f4" draw:formula="365760*logwidth/2560320"/>
            <draw:equation draw:name="f5" draw:formula="842838*logheight/1526650"/>
            <draw:equation draw:name="f6" draw:formula="715618*logwidth/2560320"/>
            <draw:equation draw:name="f7" draw:formula="1073426*logheight/1526650"/>
            <draw:equation draw:name="f8" draw:formula="1089329*logwidth/2560320"/>
            <draw:equation draw:name="f9" draw:formula="1200647*logheight/1526650"/>
            <draw:equation draw:name="f10" draw:formula="1455089*logwidth/2560320"/>
            <draw:equation draw:name="f11" draw:formula="1327868*logheight/1526650"/>
            <draw:equation draw:name="f12" draw:formula="2003729*logwidth/2560320"/>
            <draw:equation draw:name="f13" draw:formula="1439186*logheight/1526650"/>
            <draw:equation draw:name="f14" draw:formula="2560320*logwidth/2560320"/>
            <draw:equation draw:name="f15" draw:formula="1526650*logheight/1526650"/>
            <draw:equation draw:name="f16" draw:formula="logwidth"/>
            <draw:equation draw:name="f17" draw:formula="logheight"/>
          </draw:enhanced-geometry>
        </draw:custom-shape>
        <draw:custom-shape draw:name="17 Forma libre" draw:style-name="gr7" draw:text-style-name="P7" draw:layer="layout" svg:width="6.561cm" svg:height="3.868cm" svg:x="4.71cm" svg:y="6.563cm">
          <text:p/>
          <draw:enhanced-geometry draw:mirror-horizontal="false" draw:mirror-vertical="false" drawooo:sub-view-size="2362200 1392677" draw:text-areas="0 0 ?f22 ?f23" svg:viewBox="0 0 0 0" draw:type="ooxml-non-primitive" draw:enhanced-path="M 0 1326002 C 70644 1034695 141288 743389 219075 554477 296862 365565 385762 276665 466725 192527 547688 108389 620713 81402 704850 49652 788988 17902 889000 -7498 971550 2027 1054100 11552 1119187 65527 1200150 106802 1281113 148077 1376363 184590 1457325 249677 1538287 314764 1685925 497327 1685925 497327 1758950 576702 1822450 638614 1895475 725927 1968500 813239 2046287 910077 2124075 1021202 2201863 1132327 2282031 1262502 2362200 1392677 N">
            <draw:equation draw:name="f0" draw:formula="0*logwidth/2362200"/>
            <draw:equation draw:name="f1" draw:formula="1326002*logheight/1392677"/>
            <draw:equation draw:name="f2" draw:formula="219075*logwidth/2362200"/>
            <draw:equation draw:name="f3" draw:formula="554477*logheight/1392677"/>
            <draw:equation draw:name="f4" draw:formula="466725*logwidth/2362200"/>
            <draw:equation draw:name="f5" draw:formula="192527*logheight/1392677"/>
            <draw:equation draw:name="f6" draw:formula="704850*logwidth/2362200"/>
            <draw:equation draw:name="f7" draw:formula="49652*logheight/1392677"/>
            <draw:equation draw:name="f8" draw:formula="971550*logwidth/2362200"/>
            <draw:equation draw:name="f9" draw:formula="2027*logheight/1392677"/>
            <draw:equation draw:name="f10" draw:formula="1200150*logwidth/2362200"/>
            <draw:equation draw:name="f11" draw:formula="106802*logheight/1392677"/>
            <draw:equation draw:name="f12" draw:formula="1457325*logwidth/2362200"/>
            <draw:equation draw:name="f13" draw:formula="249677*logheight/1392677"/>
            <draw:equation draw:name="f14" draw:formula="1685925*logwidth/2362200"/>
            <draw:equation draw:name="f15" draw:formula="497327*logheight/1392677"/>
            <draw:equation draw:name="f16" draw:formula="1895475*logwidth/2362200"/>
            <draw:equation draw:name="f17" draw:formula="725927*logheight/1392677"/>
            <draw:equation draw:name="f18" draw:formula="2124075*logwidth/2362200"/>
            <draw:equation draw:name="f19" draw:formula="1021202*logheight/1392677"/>
            <draw:equation draw:name="f20" draw:formula="2362200*logwidth/2362200"/>
            <draw:equation draw:name="f21" draw:formula="1392677*logheight/1392677"/>
            <draw:equation draw:name="f22" draw:formula="logwidth"/>
            <draw:equation draw:name="f23" draw:formula="logheight"/>
          </draw:enhanced-geometry>
        </draw:custom-shape>
        <draw:custom-shape draw:name="18 Forma libre" draw:style-name="gr8" draw:text-style-name="P7" draw:layer="layout" svg:width="5.899cm" svg:height="5.529cm" svg:x="4.816cm" svg:y="11.967cm">
          <text:p/>
          <draw:enhanced-geometry draw:mirror-horizontal="false" draw:mirror-vertical="false" drawooo:sub-view-size="2124075 1990725" draw:text-areas="0 0 ?f22 ?f23" svg:viewBox="0 0 0 0" draw:type="ooxml-non-primitive" draw:enhanced-path="M 0 0 C 33337 157956 66675 315913 95250 428625 123825 541337 131763 584200 171450 676275 211138 768350 280988 896938 333375 981075 385763 1065213 415925 1104900 485775 1181100 555625 1257300 668338 1373188 752475 1438275 836613 1503363 898525 1524000 990600 1571625 1082675 1619250 1214438 1682750 1304925 1724025 1395412 1765300 1444625 1784350 1533525 1819275 1622425 1854200 1739900 1905000 1838325 1933575 1936750 1962150 2030412 1976437 2124075 1990725 N">
            <draw:equation draw:name="f0" draw:formula="0*logwidth/2124075"/>
            <draw:equation draw:name="f1" draw:formula="0*logheight/1990725"/>
            <draw:equation draw:name="f2" draw:formula="95250*logwidth/2124075"/>
            <draw:equation draw:name="f3" draw:formula="428625*logheight/1990725"/>
            <draw:equation draw:name="f4" draw:formula="171450*logwidth/2124075"/>
            <draw:equation draw:name="f5" draw:formula="676275*logheight/1990725"/>
            <draw:equation draw:name="f6" draw:formula="333375*logwidth/2124075"/>
            <draw:equation draw:name="f7" draw:formula="981075*logheight/1990725"/>
            <draw:equation draw:name="f8" draw:formula="485775*logwidth/2124075"/>
            <draw:equation draw:name="f9" draw:formula="1181100*logheight/1990725"/>
            <draw:equation draw:name="f10" draw:formula="752475*logwidth/2124075"/>
            <draw:equation draw:name="f11" draw:formula="1438275*logheight/1990725"/>
            <draw:equation draw:name="f12" draw:formula="990600*logwidth/2124075"/>
            <draw:equation draw:name="f13" draw:formula="1571625*logheight/1990725"/>
            <draw:equation draw:name="f14" draw:formula="1304925*logwidth/2124075"/>
            <draw:equation draw:name="f15" draw:formula="1724025*logheight/1990725"/>
            <draw:equation draw:name="f16" draw:formula="1533525*logwidth/2124075"/>
            <draw:equation draw:name="f17" draw:formula="1819275*logheight/1990725"/>
            <draw:equation draw:name="f18" draw:formula="1838325*logwidth/2124075"/>
            <draw:equation draw:name="f19" draw:formula="1933575*logheight/1990725"/>
            <draw:equation draw:name="f20" draw:formula="2124075*logwidth/2124075"/>
            <draw:equation draw:name="f21" draw:formula="1990725*logheight/1990725"/>
            <draw:equation draw:name="f22" draw:formula="logwidth"/>
            <draw:equation draw:name="f23" draw:formula="logheight"/>
          </draw:enhanced-geometry>
        </draw:custom-shape>
        <draw:custom-shape draw:name="13 CuadroTexto" draw:style-name="gr9" draw:text-style-name="P6" draw:layer="layout" svg:width="5.345cm" svg:height="0.843cm" svg:x="15.855cm" svg:y="19.457cm">
          <text:p text:style-name="P5"><text:span text:style-name="T4">Litvak et al. 20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DejaVu Sans" svg:font-family="'DejaVu Sans'"/>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Segoe UI" svg:font-family="'Segoe UI'" style:font-family-generic="swiss" style:font-pitch="variable"/>
    <style:font-face style:name="DejaVu Sans1"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1" svg:font-family="'Segoe UI'" style:font-family-generic="modern" style:font-pitch="fixed"/>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ca" fo:country="ES"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Rafa Poyatos</meta:initial-creator>
    <meta:creation-date>2018-04-23T16:31:29.815555661</meta:creation-date>
    <dc:date>2018-04-23T16:58:08.251713525</dc:date>
    <dc:creator>Rafa Poyatos</dc:creator>
    <meta:editing-duration>PT6M8S</meta:editing-duration>
    <meta:editing-cycles>1</meta:editing-cycles>
    <meta:document-statistic meta:object-count="9"/>
    <meta:generator>LibreOffice/5.4.6.2$Linux_X86_64 LibreOffice_project/40m0$Build-2</meta:generator>
  </office:meta>
</office:document-meta>
</file>